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2cm" fo:min-width="31.426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fill-color="#000000" draw:textarea-horizontal-align="justify" draw:textarea-vertical-align="middle" draw:auto-grow-height="false" fo:min-height="5.67cm" fo:min-width="9.42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000000" fo:min-height="5.25cm"/>
    </style:style>
    <style:style style:name="gr4" style:family="graphic" style:parent-style-name="standard">
      <style:graphic-properties draw:stroke="none" svg:stroke-color="#000000" draw:fill="none" draw:fill-color="#000000" fo:min-height="3.33cm"/>
    </style:style>
    <style:style style:name="gr5" style:family="graphic" style:parent-style-name="objectwithoutfill">
      <style:graphic-properties svg:stroke-width="0.035cm" svg:stroke-color="#000000" draw:marker-start="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159cm" svg:stroke-color="#000000" draw:marker-start="Circle" draw:marker-start-width="0.438cm" draw:marker-end-width="0.438cm" draw:fill="none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40pt" style:font-size-asian="40pt" style:font-size-complex="40pt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paragraph-properties fo:text-align="center" style:writing-mode="lr-tb"/>
      <style:text-properties fo:color="#000000" fo:font-family="Tahoma" style:font-family-generic="swiss" style:font-pitch="variable" fo:font-size="26pt" style:font-size-asian="26pt" style:font-size-complex="2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000000" fo:font-family="Tahoma" style:font-family-generic="swiss" style:font-pitch="variable" fo:font-size="26pt" style:font-size-asian="26pt" style:font-size-complex="26pt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1.926cm" svg:height="3.092cm" svg:x="15.373cm" svg:y="0.917cm">
          <draw:text-box>
            <text:p text:style-name="P1"><text:span text:style-name="T1">SYSTEM OF CONDITINAL EVENTS AND AREAS</text:span></text:p>
            <text:p text:style-name="P1"><text:span text:style-name="T2">(FRACTAL STRUCTURES)</text:span></text:p>
          </draw:text-box>
        </draw:frame>
        <draw:custom-shape draw:style-name="gr2" draw:text-style-name="P3" draw:layer="layout" svg:width="10cm" svg:height="6cm" svg:x="19.9cm" svg:y="13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9.8cm" svg:height="5.5cm" svg:x="20cm" svg:y="13.3cm">
          <draw:text-box>
            <text:p text:style-name="P1"><text:span text:style-name="T3">Area 1</text:span><text:span text:style-name="T3"><text:line-break/></text:span><text:span text:style-name="T3"><text:line-break/></text:span><text:span text:style-name="T3"/></text:p>
          </draw:text-box>
        </draw:frame>
        <draw:custom-shape draw:style-name="gr2" draw:text-style-name="P3" draw:layer="layout" svg:width="10cm" svg:height="6cm" svg:x="32.8cm" svg:y="18.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9.8cm" svg:height="3.58cm" svg:x="32.6cm" svg:y="19.1cm">
          <draw:text-box>
            <text:p text:style-name="P1"><text:span text:style-name="T3">Area 1.1</text:span></text:p>
          </draw:text-box>
        </draw:frame>
        <draw:line draw:style-name="gr5" draw:text-style-name="P1" draw:layer="layout" svg:x1="16.5cm" svg:y1="21.5cm" svg:x2="24.8cm" svg:y2="21.5cm">
          <text:p/>
        </draw:line>
        <draw:line draw:style-name="gr6" draw:text-style-name="P1" draw:layer="layout" svg:x1="24.8cm" svg:y1="17.7cm" svg:x2="24.8cm" svg:y2="21.5cm">
          <text:p/>
        </draw:line>
        <draw:line draw:style-name="gr5" draw:text-style-name="P1" draw:layer="layout" svg:x1="16.5cm" svg:y1="10.5cm" svg:x2="24.8cm" svg:y2="10.5cm">
          <text:p/>
        </draw:line>
        <draw:line draw:style-name="gr5" draw:text-style-name="P1" draw:layer="layout" svg:x1="24.8cm" svg:y1="13cm" svg:x2="24.8cm" svg:y2="10.5cm">
          <text:p/>
        </draw:line>
        <draw:line draw:style-name="gr5" draw:text-style-name="P1" draw:layer="layout" svg:x1="16.5cm" svg:y1="21.5cm" svg:x2="16.5cm" svg:y2="10.5cm">
          <text:p/>
        </draw:line>
        <draw:line draw:style-name="gr6" draw:text-style-name="P1" draw:layer="layout" svg:x1="28.5cm" svg:y1="16cm" svg:x2="37.8cm" svg:y2="16cm">
          <text:p/>
        </draw:line>
        <draw:line draw:style-name="gr5" draw:text-style-name="P1" draw:layer="layout" svg:x1="37.8cm" svg:y1="18.5cm" svg:x2="37.8cm" svg:y2="16cm">
          <text:p/>
        </draw:lin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cm" fo:page-height="3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dc:date>2023-07-26T20:50:18.88</dc:date>
    <meta:editing-duration>PT1H56M47S</meta:editing-duration>
    <meta:editing-cycles>46</meta:editing-cycles>
    <meta:generator>OpenOffice/4.1.14$Win32 OpenOffice.org_project/4114m1$Build-9811</meta:generator>
    <dc:creator>Vaclav Kolarcik</dc:creator>
    <meta:document-statistic meta:object-count="12"/>
  </office:meta>
</office:document-meta>
</file>